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809cm" fo:min-width="0.245cm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0.809cm" fo:min-width="0.246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8.195cm" fo:min-width="0.254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6.705cm" fo:min-width="0.254cm" loext:decorative="fals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5.782cm" fo:min-width="0.245cm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4.72cm" fo:min-width="0.252cm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62cm" fo:min-width="0.248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719cm" fo:min-width="0.252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45cm" svg:height="11.059cm" svg:x="13.75cm" svg:y="26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46cm" svg:height="11.059cm" svg:x="15.24cm" svg:y="26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54cm" svg:height="8.445cm" draw:transform="rotate (1.5707963267949) translate (13.825cm 26.75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4cm" svg:height="6.955cm" draw:transform="rotate (1.5707963267949) translate (15.315cm 32.18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45cm" svg:height="6.032cm" svg:x="21.6cm" svg:y="26.0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52cm" svg:height="4.97cm" draw:transform="skewX (0.0118682389135614) rotate (1.05365526942898) translate (17.727cm 32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48cm" svg:height="5.012cm" draw:transform="skewX (0.00977384381116817) rotate (0.528311164578684) translate (21.699cm 34.2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52cm" svg:height="4.969cm" draw:transform="skewX (0.0108210413623648) rotate (1.05295713772818) translate (24.086cm 3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3:27:18.582857548</meta:creation-date>
    <dc:date>2024-12-02T00:10:16.549119897</dc:date>
    <meta:editing-duration>P0D</meta:editing-duration>
    <meta:editing-cycles>1</meta:editing-cycles>
    <meta:document-statistic meta:object-count="8"/>
    <meta:generator>LibreOffice/24.2.4.2$Linux_X86_64 LibreOffice_project/420$Build-2</meta:generator>
  </office:meta>
</office:document-meta>
</file>